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officeooo:rsid="001d8593" officeooo:paragraph-rsid="001d8593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ff241" officeooo:paragraph-rsid="001ff24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d8593" officeooo:paragraph-rsid="001d8593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ff241"/>
    </style:style>
    <style:style style:name="P5" style:family="paragraph" style:parent-style-name="Standard">
      <style:text-properties fo:font-size="14pt" officeooo:rsid="00204193" officeooo:paragraph-rsid="001d8593" style:font-size-asian="14pt" style:font-size-complex="14pt"/>
    </style:style>
    <style:style style:name="P6" style:family="paragraph" style:parent-style-name="Standard" style:list-style-name="L1">
      <style:text-properties fo:font-size="14pt" officeooo:rsid="001e5d54" officeooo:paragraph-rsid="001e5d54" style:font-size-asian="14pt" style:font-size-complex="14pt"/>
    </style:style>
    <style:style style:name="P7" style:family="paragraph" style:parent-style-name="Standard" style:list-style-name="L1">
      <style:text-properties fo:font-size="14pt" officeooo:rsid="001d8593" officeooo:paragraph-rsid="001d8593" style:font-size-asian="14pt" style:font-size-complex="14pt"/>
    </style:style>
    <style:style style:name="P8" style:family="paragraph" style:parent-style-name="Standard" style:list-style-name="L1">
      <style:text-properties fo:font-size="14pt" officeooo:rsid="001d8593" officeooo:paragraph-rsid="00207e83" style:font-size-asian="14pt" style:font-size-complex="14pt"/>
    </style:style>
    <style:style style:name="P9" style:family="paragraph" style:parent-style-name="Standard" style:list-style-name="L1">
      <style:text-properties fo:font-size="14pt" officeooo:rsid="001d8593" officeooo:paragraph-rsid="001ff241" style:font-size-asian="14pt" style:font-size-complex="14pt"/>
    </style:style>
    <style:style style:name="P10" style:family="paragraph" style:parent-style-name="Standard" style:list-style-name="L1">
      <style:text-properties fo:font-size="14pt" officeooo:rsid="0021627f" officeooo:paragraph-rsid="001d8593" style:font-size-asian="14pt" style:font-size-complex="14pt"/>
    </style:style>
    <style:style style:name="P11" style:family="paragraph" style:parent-style-name="Standard" style:list-style-name="L1">
      <style:text-properties fo:font-size="14pt" officeooo:rsid="0021627f" officeooo:paragraph-rsid="001ff241" style:font-size-asian="14pt" style:font-size-complex="14pt"/>
    </style:style>
    <style:style style:name="P12" style:family="paragraph" style:parent-style-name="Standard" style:list-style-name="L1">
      <style:text-properties fo:font-size="14pt" officeooo:rsid="002328ea" officeooo:paragraph-rsid="002328ea" style:font-size-asian="14pt" style:font-size-complex="14pt"/>
    </style:style>
    <style:style style:name="P13" style:family="paragraph" style:parent-style-name="Standard" style:list-style-name="L1">
      <style:text-properties fo:font-size="14pt" officeooo:rsid="00204193" officeooo:paragraph-rsid="001d8593" style:font-size-asian="14pt" style:font-size-complex="14pt"/>
    </style:style>
    <style:style style:name="P14" style:family="paragraph" style:parent-style-name="Standard" style:list-style-name="L1">
      <style:text-properties fo:font-size="14pt" officeooo:rsid="00207e83" officeooo:paragraph-rsid="00207e83" style:font-size-asian="14pt" style:font-size-complex="14pt"/>
    </style:style>
    <style:style style:name="T1" style:family="text">
      <style:text-properties officeooo:rsid="001d8593"/>
    </style:style>
    <style:style style:name="T2" style:family="text">
      <style:text-properties officeooo:rsid="001ff241"/>
    </style:style>
    <style:style style:name="T3" style:family="text">
      <style:text-properties officeooo:rsid="002169f9"/>
    </style:style>
    <style:style style:name="T4" style:family="text">
      <style:text-properties officeooo:rsid="0022eb86"/>
    </style:style>
    <style:style style:name="T5" style:family="text">
      <style:text-properties officeooo:rsid="0024c499"/>
    </style:style>
    <style:style style:name="T6" style:family="text">
      <style:text-properties officeooo:rsid="0026346f"/>
    </style:style>
    <style:style style:name="T7" style:family="text">
      <style:text-properties officeooo:rsid="0026f69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Diary</text:p>
      <text:p text:style-name="P2">In short:</text:p>
      <text:p text:style-name="P4">Studying the fairness of information diffusion using influencer selection algorithms in social networks when simulated under complex contagion</text:p>
      <text:p text:style-name="P2"/>
      <text:p text:style-name="P1">Week 1:</text:p>
      <text:p text:style-name="P1"/>
      <text:p text:style-name="P1">TODO:</text:p>
      <text:p text:style-name="P1"/>
      <text:list text:style-name="L1">
        <text:list-item>
          <text:p text:style-name="P6">Problem statement – DONE</text:p>
        </text:list-item>
        <text:list-item>
          <text:p text:style-name="P6">Supervisor agreement – <text:span text:style-name="T2">DONE</text:span></text:p>
        </text:list-item>
        <text:list-item>
          <text:p text:style-name="P7">Python refresher – <text:span text:style-name="T3">DONE</text:span></text:p>
        </text:list-item>
        <text:list-item>
          <text:p text:style-name="P7">Familiarize with:</text:p>
          <text:list>
            <text:list-item>
              <text:p text:style-name="P10">Networkx – <text:span text:style-name="T3">DONE</text:span></text:p>
            </text:list-item>
            <text:list-item>
              <text:p text:style-name="P11">Jupyter notebook<text:span text:style-name="T2">s - </text:span><text:span text:style-name="T4">DONE</text:span></text:p>
            </text:list-item>
          </text:list>
        </text:list-item>
        <text:list-item>
          <text:p text:style-name="P8">Understand the 4 heuristics (we might drop k-core)</text:p>
          <text:list>
            <text:list-item>
              <text:p text:style-name="P12">Generate networks – <text:span text:style-name="T5">DONEish</text:span></text:p>
            </text:list-item>
            <text:list-item>
              <text:p text:style-name="P12">Try out <text:span text:style-name="T6">one </text:span>heuristic – <text:span text:style-name="T6">DONE</text:span></text:p>
            </text:list-item>
            <text:list-item>
              <text:p text:style-name="P12">Try cascade – <text:span text:style-name="T6">DONE</text:span></text:p>
            </text:list-item>
          </text:list>
        </text:list-item>
        <text:list-item>
          <text:p text:style-name="P9">Finish reading paper</text:p>
        </text:list-item>
        <text:list-item>
          <text:p text:style-name="P13">Read up on complex contagion <text:span text:style-name="T1">(Atlas ch 21) - </text:span><text:span text:style-name="T7">DONE</text:span></text:p>
        </text:list-item>
        <text:list-item>
          <text:p text:style-name="P13">Find the networks you want to work with <text:span text:style-name="T1">(2-3)</text:span></text:p>
          <text:list>
            <text:list-item>
              <text:p text:style-name="P13"><text:a xlink:type="simple" xlink:href="https://icon.colorado.edu/networks" text:style-name="Internet_20_link" text:visited-style-name="Visited_20_Internet_20_Link"><text:bookmark text:name="menur7v"/>https://icon.colorado.edu/networks</text:a></text:p>
            </text:list-item>
          </text:list>
        </text:list-item>
        <text:list-item>
          <text:p text:style-name="P13">Get the code up and running</text:p>
          <text:list>
            <text:list-item>
              <text:p text:style-name="P14">Remember to start a repo</text:p>
            </text:list-item>
          </text:list>
        </text:list-item>
        <text:list-item>
          <text:p text:style-name="P13">Different ways of simulating, we’ll probably use the threshold model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08:40:25.444167381</meta:creation-date>
    <meta:editing-duration>P1DT23H3M43S</meta:editing-duration>
    <meta:editing-cycles>3</meta:editing-cycles>
    <meta:generator>LibreOffice/24.2.7.2$Linux_X86_64 LibreOffice_project/420$Build-2</meta:generator>
    <dc:date>2026-02-05T13:35:27.820720431</dc:date>
    <meta:document-statistic meta:table-count="0" meta:image-count="0" meta:object-count="0" meta:page-count="1" meta:paragraph-count="22" meta:word-count="122" meta:character-count="713" meta:non-whitespace-character-count="623"/>
  </office:meta>
</office:document-meta>
</file>